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3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ETHODS OF PRAISE (3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ETHODS OF PRAISE (33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With joy from our hearts (33:1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With songs from our harps (33:2-3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3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ETHODS OF PRAISE (33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ESSAGES OF PRAISE (33:4-22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MESSAGES OF PRAISE (33:4-22)<text:s text:c="1"/></text:span><text:span text:style-name="a472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raise God for his goodness (33:4-5).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raise God for his power over creation (33:6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Praise God for his sovereignty (33:10-12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raise God for his omniscience (33:13-15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Praise God for his omnipotence (33:16-17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Praise God for his protection (33:18-2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PSALM 33<text:s text:c="1"/></text:span><text:span text:style-name="a499" text:class-names=""/></text:p>
          </draw:text-box>
          <svg:title/>
          <svg:desc/>
        </draw:frame>
        <draw:frame draw:id="id92" presentation:style-name="a511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THE METHODS OF PRAISE (33:1-3)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THE MESSAGES OF PRAISE (33:4-22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33 </dc:title>
    <meta:initial-creator>David STRICKLAND</meta:initial-creator>
    <dc:creator>David STRICKLAND</dc:creator>
    <meta:creation-date>2020-02-23T23:18:50Z</meta:creation-date>
    <dc:date>2020-02-23T23:18:50Z</dc:date>
    <meta:template xlink:href="BibleStudy" xlink:type="simple"/>
    <meta:editing-cycles>1</meta:editing-cycles>
    <meta:editing-duration>PT0S</meta:editing-duration>
    <meta:document-statistic meta:paragraph-count="18" meta:word-count="129"/>
  </office:meta>
</office:document-meta>
</file>